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1" style:font-name-complex="Arial2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1" fo:font-weight="bold" style:font-weight-asian="bold" style:font-name-complex="Arial2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1" fo:font-style="italic" style:font-style-asian="italic" style:font-name-complex="Arial2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Arial1" style:font-name-complex="Arial2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margin-top="0cm" fo:margin-bottom="0.353cm" fo:line-height="115%" fo:hyphenation-ladder-count="no-limit"/>
      <style:text-properties style:font-name="Arial1" style:font-name-complex="Arial2" fo:hyphenate="true" fo:hyphenation-remain-char-count="2" fo:hyphenation-push-char-count="2"/>
    </style:style>
    <style:style style:name="P10" style:family="paragraph" style:parent-style-name="Standard" style:master-page-name="First_20_Page">
      <style:paragraph-properties fo:text-align="center" style:justify-single-word="false" style:page-number="auto"/>
    </style:style>
    <style:style style:name="P11" style:family="paragraph" style:parent-style-name="Estilo1_20_-_20_PI">
      <style:paragraph-properties fo:break-before="page"/>
    </style:style>
    <style:style style:name="T1" style:family="text">
      <style:text-properties fo:color="#000000" style:font-name="Arial1" style:font-name-complex="Arial2"/>
    </style:style>
    <style:style style:name="T2" style:family="text"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T3" style:family="text">
      <style:text-properties fo:color="#000000" style:font-name="Arial1" fo:font-size="14pt" fo:font-weight="bold" style:font-size-asian="14pt" style:font-weight-asian="bold" style:font-name-complex="Arial2" style:font-size-complex="14pt" style:font-weight-complex="bold"/>
    </style:style>
    <style:style style:name="T4" style:family="text">
      <style:text-properties fo:color="#000000" style:font-name="Arial1" fo:font-weight="bold" style:font-weight-asian="bold" style:font-name-complex="Arial2"/>
    </style:style>
    <style:style style:name="T5" style:family="text">
      <style:text-properties fo:color="#000000" style:font-name="Arial1" fo:font-weight="bold" style:font-weight-asian="bold" style:font-name-complex="Arial2" style:font-weight-complex="bold"/>
    </style:style>
    <style:style style:name="T6" style:family="text">
      <style:text-properties fo:color="#000000" style:font-name="Arial1" fo:font-size="16pt" fo:font-weight="bold" style:font-size-asian="16pt" style:font-weight-asian="bold" style:font-name-complex="Arial2" style:font-size-complex="16pt" style:font-weight-complex="bold"/>
    </style:style>
    <style:style style:name="T7" style:family="text">
      <style:text-properties fo:color="#000000" style:font-name="Arial1" fo:font-style="italic" style:font-style-asian="italic" style:font-name-complex="Arial2" style:font-style-complex="italic"/>
    </style:style>
    <style:style style:name="T8" style:family="text">
      <style:text-properties fo:color="#000000" fo:font-size="11pt" style:font-size-asian="11pt" style:language-asian="pt" style:country-asian="BR" style:font-size-complex="11pt"/>
    </style:style>
    <style:style style:name="T9" style:family="text">
      <style:text-properties style:font-name="Arial1" style:font-name-complex="Arial2" text:display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RELATÓRIO TÉCNICO</text:span></text:p>
      <text:p text:style-name="P1"><text:span text:style-name="T5">Disciplina de Projeto Integrado I</text:span></text:p>
      <text:p text:style-name="P1"><text:span text:style-name="T5">Período: 2º/201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6">BIBLIOTECA COMUNITÁRIA</text:span></text:p>
      <text:p text:style-name="P4"/>
      <text:p text:style-name="P4"/>
      <text:p text:style-name="P1"><text:span text:style-name="T7">Francisco Ernesto</text:span></text:p>
      <text:p text:style-name="P1"><text:span text:style-name="T7">fco.ernesto@gmail.com</text:span></text:p>
      <text:p text:style-name="P4"/>
      <text:p text:style-name="P1"><text:span text:style-name="T7">Jady Pâmella</text:span></text:p>
      <text:p text:style-name="P1"><text:span text:style-name="T7">jadypbs@gmail.com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7">Elcio Friedrich</text:span></text:p>
      <text:p text:style-name="P1"><text:span text:style-name="T7">prof.elciof@gmail.com</text:span></text:p>
      <text:p text:style-name="P2"/>
      <text:p text:style-name="P2"/>
      <text:p text:style-name="P1"><text:span text:style-name="T4">Brasília, novembro de 2011</text:span></text:p>
      <text:p text:style-name="P8"><text:span text:style-name="T2">Sumário</text:span></text:p>
      <text:p text:style-name="P5"/>
      <text:table-of-content text:style-name="Sect1" text:protected="true" text:name="Sumá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stilo1_20_-_20_PI_3b_1_3b_Estilo2_20_-_20_PI_3b_2"/>
          </text:index-source-styles>
        </text:table-of-content-source>
        <text:index-body>
          <text:p text:style-name="Text_20_body"/>
        </text:index-body>
      </text:table-of-content>
      <text:p text:style-name="P6"><text:a xlink:type="simple" xlink:href="#_Toc307478295"/></text:p>
      <text:p text:style-name="P11"><text:bookmark-start text:name="_Toc307478295"/>1. Introdução<text:bookmark-end text:name="_Toc307478295"/></text:p>
      <text:p text:style-name="Estilo3_20_-_20_PI_20_-_20_Parágafo">Atualmente, existe um incentivo do governo e dos educadores para a leitura e, conseqüentemente, a disseminação do saber e conhecimento. Com base nisso estão sendo, a cada dia, abertas novas bibliotecas públicas por pessoas que detêm um vasto acervo de livros. Um rico patrimônio cultural para a humanidade. </text:p>
      <text:p text:style-name="Estilo3_20_-_20_PI_20_-_20_Parágafo">Desta maneira, nosso projeto consiste na elaboração do gerenciamento de uma biblioteca comunitária. Tal biblioteca possui um acervo de livros e mídias de vários temas que serão disponibilizados a uma comunidade sem fins lucrativos.</text:p>
      <text:p text:style-name="P9"/>
      <text:p text:style-name="P11"><text:bookmark-start text:name="_Toc307478296"/>2. Formulação do Problema<text:bookmark-end text:name="_Toc307478296"/></text:p>
      <text:p text:style-name="Estilo3_20_-_20_PI_20_-_20_Parágafo">A Biblioteca Comunitária Olímpia Barbacena necessita de um sistema de gerenciamento para ajudar a administração de seu acervo bibliográfico. Seu objetivo é a informatização dos seus processos administrativos, economizando, assim, espaço e recursos de escritório. <text:s/></text:p>
      <text:p text:style-name="Estilo3_20_-_20_PI_20_-_20_Parágafo">Administrar uma biblioteca não é uma tarefa simples. É necessário um alto padrão de organização e espaço. Além disso, não há como definir a melhor maneira de catalogar e indexar um acervo bibliográfico. Não é à toa que existem até mesmo especializações do ensino superior para tratar deste assunto.</text:p>
      <text:p text:style-name="Estilo3_20_-_20_PI_20_-_20_Parágafo">O acervo da biblioteca é composto por livros, jornais, revistas e arquivos multimídia (documentos digitais, áudio e vídeo) de vários assuntos e épocas. Com tamanha diversidade de recursos, o desafio proposto é encontrar a melhor forma de organizar este acervo de maneira que os empréstimos e reservas dos recursos sejam o mais eficiente possível.</text:p>
      <text:p text:style-name="P9"/>
      <text:p text:style-name="P11"><text:bookmark-start text:name="_Toc307478297"/>3. Definição da Solução<text:bookmark-end text:name="_Toc307478297"/></text:p>
      <text:p text:style-name="Estilo2_20_-_20_PI"><text:bookmark-start text:name="_Toc307478298"/>3.1 Descrição da solução<text:bookmark-end text:name="_Toc307478298"/></text:p>
      <text:p text:style-name="P7"/>
      <text:p text:style-name="Estilo2_20_-_20_PI"><text:bookmark-start text:name="_Toc307478299"/>3.2 Requisitos a serem atendidos pelo projeto<text:bookmark-end text:name="_Toc307478299"/></text:p>
      <text:p text:style-name="P7"/>
      <text:p text:style-name="Estilo2_20_-_20_PI"><text:bookmark-start text:name="_Toc307478300"/>3.3 Escopo do projeto<text:bookmark-end text:name="_Toc307478300"/> </text:p>
      <text:p text:style-name="P7"/>
      <text:p text:style-name="Estilo2_20_-_20_PI"><text:bookmark-start text:name="_Toc307478301"/>3.4 Restrições do projeto<text:bookmark-end text:name="_Toc307478301"/> </text:p>
      <text:p text:style-name="P7"/>
      <text:p text:style-name="Estilo2_20_-_20_PI"><text:bookmark-start text:name="_Toc307478302"/>3.5 Premissas do projeto<text:bookmark-end text:name="_Toc307478302"/> </text:p>
      <text:p text:style-name="P7"/>
      <text:p text:style-name="Estilo2_20_-_20_PI"><text:bookmark-start text:name="_Toc307478303"/>3.6 Entregas do projeto<text:bookmark-end text:name="_Toc307478303"/></text:p>
      <text:p text:style-name="P7"/>
      <text:p text:style-name="Estilo2_20_-_20_PI"><text:bookmark-start text:name="_Toc307478304"/>3.7 Descrição das funções<text:bookmark-end text:name="_Toc307478304"/></text:p>
      <text:p text:style-name="P7"/>
      <text:p text:style-name="Estilo2_20_-_20_PI"><text:bookmark-start text:name="_Toc307478305"/>3.8 Cronograma<text:bookmark-end text:name="_Toc307478305"/></text:p>
      <text:p text:style-name="P7"/>
      <text:p text:style-name="Estilo2_20_-_20_PI"><text:bookmark-start text:name="_Toc307478306"/>3.9 Elaboração do diagrama de blocos<text:bookmark-end text:name="_Toc307478306"/></text:p>
      <text:p text:style-name="P9"/>
      <text:p text:style-name="P11"><text:bookmark-start text:name="_Toc307478307"/>4. Implementação da Solução<text:bookmark-end text:name="_Toc307478307"/></text:p>
      <text:p text:style-name="Estilo2_20_-_20_PI"><text:bookmark-start text:name="_Toc307478308"/>4.1 Implementação do projeto<text:bookmark-end text:name="_Toc307478308"/></text:p>
      <text:p text:style-name="P7"/>
      <text:p text:style-name="Estilo2_20_-_20_PI"><text:bookmark-start text:name="_Toc307478309"/>4.2 Validação do projeto<text:bookmark-end text:name="_Toc307478309"/></text:p>
      <text:p text:style-name="P7"/>
      <text:p text:style-name="P9"/>
      <text:p text:style-name="P11"><text:bookmark-start text:name="_Toc307478310"/>5. Conclusão<text:bookmark-end text:name="_Toc307478310"/></text:p>
      <text:p text:style-name="P7"/>
      <text:p text:style-name="P9"/>
      <text:p text:style-name="P11"><text:bookmark-start text:name="_Toc307478311"/>6. Referencial Bibliográfico<text:bookmark-end text:name="_Toc307478311"/></text:p>
      <text:p text:style-name="P7"/>
      <text:p text:style-name="P9"/>
      <text:p text:style-name="P11"><text:bookmark-start text:name="_Toc307478312"/>Apêndice - Código Fonte do Programa<text:bookmark-end text:name="_Toc307478312"/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1.27cm" fo:margin-right="0cm" fo:margin-top="0.423cm" fo:margin-bottom="0.106cm" fo:line-height="150%" fo:text-align="justify" style:justify-single-word="false" fo:text-indent="-0.635cm" style:auto-text-indent="false" fo:keep-with-next="always">
        <style:tab-stops>
          <style:tab-stop style:position="1.27cm"/>
        </style:tab-stops>
      </style:paragraph-properties>
      <style:text-properties fo:font-size="13pt" fo:font-weight="bold" style:letter-kerning="true" style:font-size-asian="13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27cm" fo:margin-right="0cm" fo:margin-top="0.423cm" fo:margin-bottom="0.106cm" fo:line-height="150%" fo:text-align="justify" style:justify-single-word="false" fo:text-indent="-0.635cm" style:auto-text-indent="false" fo:keep-with-next="always">
        <style:tab-stops>
          <style:tab-stop style:position="1.27cm"/>
        </style:tab-stops>
      </style:paragraph-properties>
      <style:text-properties fo:font-weight="bold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Estilo1_20_-_20_PI" style:display-name="Estilo1 - PI" style:family="paragraph" style:parent-style-name="Standard" style:default-outline-level="">
      <style:paragraph-properties fo:margin-top="0cm" fo:margin-bottom="0.635cm" fo:text-align="center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Estilo2_20_-_20_PI" style:display-name="Estilo2 - PI" style:family="paragraph" style:parent-style-name="Standard" style:default-outline-level="">
      <style:paragraph-properties fo:margin-left="1.251cm" fo:margin-right="0cm" fo:margin-top="0cm" fo:margin-bottom="0.423cm" fo:text-align="justify" style:justify-single-word="false" fo:text-indent="0cm" style:auto-text-indent="false"/>
      <style:text-properties style:font-name="Arial1" fo:font-weight="bold" style:font-weight-asian="bold" style:font-name-complex="Arial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stilo3_20_-_20_PI_20_-_20_Parágafo" style:display-name="Estilo3 - PI - Parágafo" style:family="paragraph" style:parent-style-name="Standard" style:default-outline-level="">
      <style:paragraph-properties fo:margin-left="0cm" fo:margin-right="0cm" fo:margin-top="0.212cm" fo:margin-bottom="0.212cm" fo:line-height="150%" fo:text-align="justify" style:justify-single-word="false" fo:text-indent="1.251cm" style:auto-text-indent="false"/>
      <style:text-properties style:font-name="Arial1" style:font-name-complex="Arial2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1_20_Char" style:display-name="Título 1 Char" style:family="text" style:parent-style-name="Default_20_Paragraph_20_Font">
      <style:text-properties style:font-name="Times New Roman" fo:font-size="13pt" fo:font-weight="bold" style:letter-kerning="true" style:font-name-asian="Times New Roman1" style:font-size-asian="13pt" style:language-asian="ar" style:country-asian="SA" style:font-weight-asian="bold" style:font-name-complex="Arial2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size="12pt" fo:font-weight="bold" style:font-name-asian="Times New Roman1" style:font-size-asian="12pt" style:language-asian="ar" style:country-asian="SA" style:font-weight-asian="bold" style:font-name-complex="Arial2" style:font-size-complex="14pt" style:font-style-complex="italic" style:font-weight-complex="bold"/>
    </style:style>
    <style:style style:name="Estilo1_20_-_20_PI_20_Char" style:display-name="Estilo1 - PI Char" style:family="text" style:parent-style-name="Default_20_Paragraph_20_Font">
      <style:text-properties fo:color="#000000" style:font-name="Arial1" fo:font-size="14pt" fo:font-weight="bold" style:font-name-asian="Times New Roman1" style:font-size-asian="14pt" style:language-asian="ar" style:country-asian="SA" style:font-weight-asian="bold" style:font-name-complex="Arial2" style:font-size-complex="14pt"/>
    </style:style>
    <style:style style:name="Estilo2_20_-_20_PI_20_Char" style:display-name="Estilo2 - PI Char" style:family="text" style:parent-style-name="Default_20_Paragraph_20_Font">
      <style:text-properties style:font-name="Arial1" fo:font-size="12pt" fo:font-weight="bold" style:font-name-asian="Times New Roman1" style:font-size-asian="12pt" style:language-asian="ar" style:country-asian="SA" style:font-weight-asian="bold" style:font-name-complex="Arial2" style:font-size-complex="12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Título_20_3_20_Char" style:display-name="Título 3 Char" style:family="text" style:parent-style-name="Default_20_Paragraph_20_Font">
      <style:text-properties fo:color="#4f81bd" style:font-name="Cambria" fo:font-size="12pt" fo:font-weight="bold" style:font-size-asian="12pt" style:language-asian="ar" style:country-asian="SA" style:font-weight-asian="bold" style:font-name-complex="F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stilo3_20_-_20_PI_20_-_20_Parágafo_20_Char" style:display-name="Estilo3 - PI - Parágafo Char" style:family="text" style:parent-style-name="Default_20_Paragraph_20_Font">
      <style:text-properties style:font-name="Arial1" fo:font-size="12pt" style:font-name-asian="Times New Roman1" style:font-size-asian="12pt" style:language-asian="ar" style:country-asian="SA" style:font-name-complex="Arial2" style:font-size-complex="12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margin-left="2.54cm"/>
        </style:list-level-properties>
      </text:list-level-style-number>
      <text:list-level-style-number text:level="4" style:num-suffix=")" style:num-format="a" text:display-levels="3">
        <style:list-level-properties text:list-level-position-and-space-mode="label-alignment">
          <style:list-level-label-alignment text:label-followed-by="listtab" text:list-tab-stop-position="4.445cm" fo:margin-left="3.81cm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style:num-prefix="(" style:num-suffix=")" style:num-format="a" text:display-levels="5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style:num-prefix="(" style:num-suffix=")" style:num-format="i" text:display-levels="6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style:num-prefix="(" style:num-suffix=")" style:num-format="a" text:display-levels="7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style:num-prefix="(" style:num-suffix=")" style:num-format="i" text:display-levels="8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25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01</meta:initial-creator>
    <meta:editing-cycles>42</meta:editing-cycles>
    <meta:creation-date>2011-10-27T12:53:00</meta:creation-date>
    <dc:date>2011-10-28T12:45:20.05</dc:date>
    <meta:editing-duration>PT1M1S</meta:editing-duration>
    <meta:generator>LibreOffice/3.4$Win32 LibreOffice_project/340m1$Build-302</meta:generator>
    <meta:document-statistic meta:table-count="0" meta:image-count="0" meta:object-count="0" meta:page-count="9" meta:paragraph-count="36" meta:word-count="318" meta:character-count="2126" meta:non-whitespace-character-count="18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